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2602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4917in"/>
    </style:style>
    <style:style style:name="co10" style:family="table-column">
      <style:table-column-properties fo:break-before="auto" style:column-width="0.2543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1.0217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98in"/>
    </style:style>
    <style:style style:name="co16" style:family="table-column">
      <style:table-column-properties fo:break-before="auto" style:column-width="4.6992in"/>
    </style:style>
    <style:style style:name="co17" style:family="table-column">
      <style:table-column-properties fo:break-before="auto" style:column-width="5.7035in"/>
    </style:style>
    <style:style style:name="co18" style:family="table-column">
      <style:table-column-properties fo:break-before="auto" style:column-width="1.311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8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H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4" table:default-cell-style-name="ce4"/>
        <table:table-column table:style-name="co8" table:default-cell-style-name="ce4"/>
        <table:table-column table:style-name="co6" table:number-columns-repeated="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12"/>
        <table:table-column table:style-name="co17" table:default-cell-style-name="ce4"/>
        <table:table-column table:style-name="co8" table:default-cell-style-name="ce4"/>
        <table:table-column table:style-name="co18" table:default-cell-style-name="ce4"/>
        <table:table-column table:style-name="co14" table:number-columns-repeated="999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l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5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5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3 </text:p>
          </table:table-cell>
          <table:table-cell table:number-columns-repeated="2"/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8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 table:number-columns-repeated="4"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table:number-columns-repeated="4"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table:number-columns-repeated="4"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table:number-columns-repeated="4"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table:number-columns-repeated="4"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table:number-columns-repeated="4"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table:number-columns-repeated="4"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8 </text:p>
          </table:table-cell>
          <table:table-cell table:number-columns-repeated="2"/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4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8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5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5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5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5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5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5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5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5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5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5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5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8" table:number-columns-repeated="5"/>
          <table:table-cell office:value-type="string" calcext:value-type="string">
            <text:p>INC</text:p>
          </table:table-cell>
          <table:table-cell table:style-name="ce8" table:number-columns-repeated="4"/>
          <table:table-cell table:style-name="ce7" office:value-type="string" calcext:value-type="string">
            <text:p>ECX</text:p>
          </table:table-cell>
          <table:table-cell table:style-name="ce8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8" table:number-columns-repeated="5"/>
          <table:table-cell office:value-type="string" calcext:value-type="string">
            <text:p>INC</text:p>
          </table:table-cell>
          <table:table-cell table:style-name="ce8" table:number-columns-repeated="4"/>
          <table:table-cell table:style-name="ce7" office:value-type="string" calcext:value-type="string">
            <text:p>EDX</text:p>
          </table:table-cell>
          <table:table-cell table:style-name="ce8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8" table:number-columns-repeated="5"/>
          <table:table-cell office:value-type="string" calcext:value-type="string">
            <text:p>INC</text:p>
          </table:table-cell>
          <table:table-cell table:style-name="ce8" table:number-columns-repeated="4"/>
          <table:table-cell table:style-name="ce7" office:value-type="string" calcext:value-type="string">
            <text:p>EBX</text:p>
          </table:table-cell>
          <table:table-cell table:style-name="ce8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5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5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8" table:number-columns-repeated="5"/>
          <table:table-cell office:value-type="string" calcext:value-type="string">
            <text:p>DEC</text:p>
          </table:table-cell>
          <table:table-cell table:style-name="ce8" table:number-columns-repeated="4"/>
          <table:table-cell table:style-name="ce7" office:value-type="string" calcext:value-type="string">
            <text:p>EBX</text:p>
          </table:table-cell>
          <table:table-cell table:style-name="ce8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8" table:number-columns-repeated="5"/>
          <table:table-cell office:value-type="string" calcext:value-type="string">
            <text:p>DEC</text:p>
          </table:table-cell>
          <table:table-cell table:style-name="ce8" table:number-columns-repeated="4"/>
          <table:table-cell office:value-type="string" calcext:value-type="string">
            <text:p>ESP</text:p>
          </table:table-cell>
          <table:table-cell table:style-name="ce8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8" table:number-columns-repeated="5"/>
          <table:table-cell office:value-type="string" calcext:value-type="string">
            <text:p>DEC</text:p>
          </table:table-cell>
          <table:table-cell table:style-name="ce8" table:number-columns-repeated="4"/>
          <table:table-cell office:value-type="string" calcext:value-type="string">
            <text:p>EBP</text:p>
          </table:table-cell>
          <table:table-cell table:style-name="ce8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5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5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5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5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5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5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5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5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PUSHA</text:p>
          </table:table-cell>
          <table:table-cell table:style-name="ce11" table:number-columns-repeated="4"/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5"/>
          <table:table-cell office:value-type="string" calcext:value-type="string">
            <text:p>POPA</text:p>
          </table:table-cell>
          <table:table-cell table:style-name="ce11" table:number-columns-repeated="4"/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5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5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5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5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5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5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5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5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5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5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5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5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5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5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5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5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5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table:number-columns-repeated="2"/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table:number-columns-repeated="3"/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style-name="ce9"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style-name="ce9" office:value-type="string" calcext:value-type="string">
            <text:p>L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5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5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5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5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5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5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5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5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5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5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5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5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5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5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5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5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5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5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5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5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5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5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5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5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5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5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5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5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5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RET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5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 table:number-columns-repeated="4"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5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 table:number-columns-repeated="4"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5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5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5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5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5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5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5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5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5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5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5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5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5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3"/>
          <table:table-cell office:value-type="string" calcext:value-type="string">
            <text:p>f1 </text:p>
          </table:table-cell>
          <table:table-cell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5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5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8" table:number-columns-repeated="4"/>
          <table:table-cell table:style-name="ce7"/>
          <table:table-cell table:style-name="ce8" table:number-columns-repeated="5"/>
          <table:table-cell table:style-name="ce7"/>
          <table:table-cell table:style-name="ce8" table:number-columns-repeated="9"/>
          <table:table-cell/>
          <table:table-cell table:style-name="ce8" table:number-columns-repeated="1002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pcodes.H147:opcodes.K153 opcodes.H156:opcodes.K168 opcodes.H171:opcodes.K384 opcodes.H2:opcodes.K143">
            <calcext:condition calcext:apply-style-name="Accent 3" calcext:value="!=0" calcext:base-cell-address="opcodes.H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W384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6:12:55.980610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5T19:15:58.808229642</dc:date>
    <meta:editing-duration>PT13H48M34S</meta:editing-duration>
    <meta:editing-cycles>117</meta:editing-cycles>
    <meta:document-statistic meta:table-count="1" meta:cell-count="2991" meta:object-count="0"/>
  </office:meta>
</office:document-meta>
</file>